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'Apple SD Gothic Neo', sans-serif"/>
    <style:font-face style:name="D2Coding" svg:font-family="D2Coding, Consolas, 'Courier New', monospace"/>
    <style:font-face style:name="OpenSymbol" svg:font-family="OpenSymbol"/>
    <style:font-face style:name="Arial3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style:language-asian="ko" style:country-asian="KR"/>
    </style:style>
    <style:style style:name="P2" style:family="paragraph" style:parent-style-name="Standard" style:list-style-name="L1">
      <style:text-properties style:language-asian="ko" style:country-asian="KR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color="#cccccc" style:font-name="D2Coding" fo:font-size="10.5pt" fo:font-weight="normal" fo:background-color="#1f1f1f"/>
    </style:style>
    <style:style style:name="P5" style:family="paragraph" style:parent-style-name="Standard" style:list-style-name="L1">
      <style:text-properties fo:font-size="12pt" style:font-size-asian="12pt" style:language-asian="ko" style:country-asian="KR" style:font-size-complex="12pt"/>
    </style:style>
    <style:style style:name="T1" style:family="text">
      <style:text-properties style:language-asian="ko" style:country-asian="KR"/>
    </style:style>
    <style:style style:name="T2" style:family="text">
      <style:text-properties fo:color="#9cdcfe" style:language-asian="ko" style:country-asian="KR"/>
    </style:style>
    <style:style style:name="T3" style:family="text">
      <style:text-properties fo:color="#9cdcfe" style:font-name="D2Coding" fo:font-size="10.5pt" fo:font-weight="normal" fo:background-color="#1f1f1f"/>
    </style:style>
    <style:style style:name="T4" style:family="text">
      <style:text-properties fo:color="#dcdcaa" style:language-asian="ko" style:country-asian="KR"/>
    </style:style>
    <style:style style:name="T5" style:family="text">
      <style:text-properties fo:color="#4fc1ff" style:language-asian="ko" style:country-asian="KR"/>
    </style:style>
    <style:style style:name="T6" style:family="text">
      <style:text-properties fo:color="#808080" style:language-asian="ko" style:country-asian="KR"/>
    </style:style>
    <style:style style:name="T7" style:family="text">
      <style:text-properties fo:color="#4ec9b0" style:language-asian="ko" style:country-asian="KR"/>
    </style:style>
    <style:style style:name="T8" style:family="text">
      <style:text-properties fo:color="#4ec9b0" style:font-name="D2Coding" fo:font-size="10.5pt" fo:font-weight="normal" fo:background-color="#1f1f1f"/>
    </style:style>
    <style:style style:name="T9" style:family="text">
      <style:text-properties fo:color="#ff3300"/>
    </style:style>
    <style:style style:name="T10" style:family="text">
      <style:text-properties fo:color="#ff3300" style:language-asian="ko" style:country-asian="KR"/>
    </style:style>
    <style:style style:name="T11" style:family="text">
      <style:text-properties fo:color="#ff3300" style:font-name="D2Coding" fo:font-size="10.5pt" fo:font-weight="normal" fo:background-color="#1f1f1f"/>
    </style:style>
    <style:style style:name="T12" style:family="text">
      <style:text-properties fo:font-variant="normal" fo:text-transform="none" fo:color="#1f1f1f" fo:letter-spacing="normal" style:font-name-asian="Arial2" style:font-size-asian="15pt" style:font-style-asian="normal" style:font-weight-asian="normal"/>
    </style:style>
    <style:style style:name="T13" style:family="text">
      <style:text-properties fo:font-variant="normal" fo:text-transform="none" fo:color="#1f1f1f" fo:font-size="10pt" fo:letter-spacing="normal" style:font-name-asian="Arial2" style:font-size-asian="10pt" style:font-style-asian="normal" style:font-weight-asian="normal" style:font-size-complex="10pt"/>
    </style:style>
    <style:style style:name="T14" style:family="text">
      <style:text-properties fo:font-variant="normal" fo:text-transform="none" fo:color="#1f1f1f" fo:font-size="12pt" fo:letter-spacing="normal" style:font-name-asian="Arial2" style:font-size-asian="12pt" style:font-style-asian="normal" style:font-weight-asian="normal" style:font-size-complex="12pt"/>
    </style:style>
    <style:style style:name="T15" style:family="text">
      <style:text-properties fo:font-variant="normal" fo:text-transform="none" fo:color="#040c28" fo:letter-spacing="normal" fo:background-color="#d3e3fd" style:font-name-asian="Arial2" style:font-size-asian="15pt" style:font-style-asian="normal" style:font-weight-asian="bold"/>
    </style:style>
    <style:style style:name="T16" style:family="text">
      <style:text-properties fo:font-variant="normal" fo:text-transform="none" fo:color="#040c28" fo:font-size="10pt" fo:letter-spacing="normal" fo:background-color="#d3e3fd" style:font-name-asian="Arial2" style:font-size-asian="10pt" style:font-style-asian="normal" style:font-weight-asian="bold" style:font-size-complex="10pt"/>
    </style:style>
    <style:style style:name="T17" style:family="text">
      <style:text-properties fo:font-variant="normal" fo:text-transform="none" fo:color="#040c28" fo:font-size="12pt" fo:letter-spacing="normal" fo:background-color="#d3e3fd" style:font-name-asian="Arial2" style:font-size-asian="12pt" style:font-style-asian="normal" style:font-weight-asian="bold" style:font-size-complex="12pt"/>
    </style:style>
    <style:style style:name="T18" style:family="text">
      <style:text-properties fo:font-size="10pt" style:font-size-asian="10pt" style:language-asian="ko" style:country-asian="KR" style:font-size-complex="10pt"/>
    </style:style>
    <style:style style:name="T19" style:family="text">
      <style:text-properties fo:font-size="12pt" style:font-size-asian="12pt" style:language-asian="ko" style:country-asian="KR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. Visual Studio Code의 터미널로 이동한다.</text:p>
      <text:p text:style-name="Standard"/>
      <text:p text:style-name="Standard">1.npm create <text:a xlink:type="simple" xlink:href="mailto:vite@latest" text:style-name="Internet_20_link" text:visited-style-name="Visited_20_Internet_20_Link">vite@latest</text:a> <text:span text:style-name="T1">프로젝트 이름으로 리액트 프로젝트를 만든다(react, javascript)</text:span></text:p>
      <text:p text:style-name="Standard"><text:span text:style-name="T1">PS C:\Users\user1\Desktop\react.nodejs\1&gt; npm create vite@latest react-project</text:span></text:p>
      <text:p text:style-name="Standard"><text:span text:style-name="T1"/></text:p>
      <text:p text:style-name="Standard"><text:span text:style-name="T1"/></text:p>
      <text:p text:style-name="Standard"><text:span text:style-name="T1">2.해당 프로젝트 디렉토리로 이동해서 npm install을 이용 node서버를 설치</text:span></text:p>
      <text:p text:style-name="Standard"><text:span text:style-name="T1">PS C:\Users\user1\Desktop\react.nodejs\1&gt; cd react-project</text:span></text:p>
      <text:p text:style-name="Standard"><text:span text:style-name="T1">PS C:\Users\user1\Desktop\react.nodejs\1\react-project&gt; npm install</text:span></text:p>
      <text:p text:style-name="Standard"><text:span text:style-name="T1"/></text:p>
      <text:p text:style-name="Standard"><text:span text:style-name="T1"/></text:p>
      <text:p text:style-name="Standard"><text:span text:style-name="T1">3.npm run dev를 이용해서 해당 서버를 구동 시킨다.</text:span></text:p>
      <text:p text:style-name="Standard"><text:span text:style-name="T1">PS C:\Users\user1\Desktop\react.nodejs\1\react-project&gt; npm run dev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list xml:id="list3458616657625951790" text:style-name="L1">
        <text:list-item>
          <text:p text:style-name="P3"><text:span text:style-name="T1">컴포넌트이름의 첫글자는 무조건 대문자</text:span></text:p>
        </text:list-item>
        <text:list-item>
          <text:p text:style-name="P3"><text:span text:style-name="T1">return하는 값은 리액트에 의해 렌더링 될 수 있는 JSX코드여야만 한다.</text:span></text:p>
        </text:list-item>
        <text:list-item>
          <text:p text:style-name="P4"><text:span text:style-name="T10">R</text:span><text:span text:style-name="T2">eactDOM</text:span><text:span text:style-name="T1">.</text:span><text:span text:style-name="T4">createRoot</text:span><text:span text:style-name="T1">(</text:span><text:span text:style-name="T5">entryPoint</text:span><text:span text:style-name="T1">).</text:span><text:span text:style-name="T4">render</text:span><text:span text:style-name="T1">(</text:span><text:span text:style-name="T6">&lt;</text:span><text:span text:style-name="T10">A</text:span><text:span text:style-name="T7">pp</text:span><text:span text:style-name="T1"> </text:span><text:span text:style-name="T6">/&gt;</text:span><text:span text:style-name="T1">);</text:span></text:p>
        </text:list-item>
        <text:list-item>
          <text:p text:style-name="P2">ex) <text:span text:style-name="T11">R</text:span><text:span text:style-name="T3">eactDOM</text:span> <text:span text:style-name="T11">A</text:span><text:span text:style-name="T8">pp</text:span> </text:p>
          <text:p text:style-name="P5">랜더링: 코드를 화면에 표현한다는 뜻</text:p>
        </text:list-item>
      </text:list>
      <text:p text:style-name="Standard"><text:span text:style-name="T19"><text:tab/>컴포넌트: </text:span><text:span text:style-name="T14">컴포넌트의 정의 컴포넌트란 </text:span><text:span text:style-name="T17">재사용 가능한 웹의 구성요소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'Apple SD Gothic Neo', sans-serif"/>
    <style:font-face style:name="D2Coding" svg:font-family="D2Coding, Consolas, 'Courier New', monospace"/>
    <style:font-face style:name="OpenSymbol" svg:font-family="OpenSymbol"/>
    <style:font-face style:name="Arial3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13T14:11:42.68</meta:creation-date>
    <dc:date>2024-08-13T16:21:40.36</dc:date>
    <meta:editing-duration>PT2H9M57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14" meta:word-count="203" meta:character-count="642"/>
  </office:meta>
</office:document-meta>
</file>